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Georgia" svg:font-family="Georgia, 'Times New Roman', Times, serif"/>
    <style:font-face style:name="Mangal1" svg:font-family="Mangal"/>
    <style:font-face style:name="OpenSymbol" svg:font-family="OpenSymbol"/>
    <style:font-face style:name="Verdana" svg:font-family="Verdana, Geneva, 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fo:font-variant="normal" fo:text-transform="none" fo:color="#000000" style:text-position="sub 58%" style:font-name="sans-serif" fo:font-size="9.75pt" fo:letter-spacing="normal" fo:font-style="normal" style:text-underline-style="none" fo:font-weight="normal" style:font-weight-asian="normal" style:font-weight-complex="normal"/>
    </style:style>
    <style:style style:name="P4" style:family="paragraph" style:parent-style-name="Standard">
      <style:text-properties fo:font-variant="normal" fo:text-transform="none" fo:color="#000000" style:text-position="0% 100%" style:font-name="sans-serif" fo:font-size="9.75pt" fo:letter-spacing="normal" fo:font-style="normal" style:text-underline-style="solid" style:text-underline-width="auto" style:text-underline-color="font-color" fo:font-weight="normal" style:font-weight-asian="normal" style:font-weight-complex="normal"/>
    </style:style>
    <style:style style:name="P5" style:family="paragraph" style:parent-style-name="Standard">
      <style:text-properties style:font-name="Times New Roman"/>
    </style:style>
    <style:style style:name="P6" style:family="paragraph" style:parent-style-name="Standard">
      <style:paragraph-properties fo:break-before="page"/>
      <style:text-properties style:text-underline-style="solid" style:text-underline-width="auto" style:text-underline-color="font-color"/>
    </style:style>
    <style:style style:name="P7" style:family="paragraph" style:parent-style-name="Standard">
      <style:paragraph-properties fo:break-before="page"/>
      <style:text-properties fo:font-variant="normal" fo:text-transform="none" fo:color="#000000" style:text-position="0% 100%" style:font-name="sans-serif" fo:font-size="9.75pt" fo:letter-spacing="normal" fo:font-style="normal" style:text-underline-style="solid" style:text-underline-width="auto" style:text-underline-color="font-color" fo:font-weight="normal" style:font-weight-asian="normal" style:font-weight-complex="normal"/>
    </style:style>
    <style:style style:name="P8" style:family="paragraph" style:parent-style-name="Text_20_body">
      <style:paragraph-properties fo:margin-left="0cm" fo:margin-right="0cm" fo:margin-top="0cm" fo:margin-bottom="0cm" style:line-height-at-least="0.37cm" fo:text-indent="0cm" style:auto-text-indent="false" fo:padding="0cm" fo:border="none"/>
      <style:text-properties fo:font-variant="normal" fo:text-transform="none" fo:color="#000000" style:font-name="Arial1" fo:font-size="9pt" fo:letter-spacing="normal" fo:font-style="normal" fo:font-weight="normal"/>
    </style:style>
    <style:style style:name="P9" style:family="paragraph" style:parent-style-name="Text_20_body">
      <style:paragraph-properties fo:margin-left="0cm" fo:margin-right="0cm" fo:margin-top="0cm" fo:margin-bottom="0cm" style:line-height-at-least="0.37cm" fo:text-indent="0cm" style:auto-text-indent="false" fo:padding="0cm" fo:border="none"/>
    </style:style>
    <style:style style:name="P10" style:family="paragraph" style:parent-style-name="Heading_20_2">
      <style:text-properties fo:font-variant="normal" fo:text-transform="none" fo:color="#333333" style:font-name="Georgia" fo:font-size="12pt" fo:letter-spacing="normal" fo:font-style="normal" style:text-underline-style="solid" style:text-underline-width="auto" style:text-underline-color="font-color" fo:font-weight="normal"/>
    </style:style>
    <style:style style:name="P11" style:family="paragraph" style:parent-style-name="Standard" style:list-style-name="L2">
      <style:text-properties style:text-underline-style="none"/>
    </style:style>
    <style:style style:name="P12" style:family="paragraph" style:parent-style-name="Standard">
      <style:text-properties style:font-name="Times New Roman"/>
    </style:style>
    <style:style style:name="P13" style:family="paragraph" style:parent-style-name="Standard" style:list-style-name="L1">
      <style:paragraph-properties fo:margin-left="1.251cm" fo:margin-right="0cm" fo:text-indent="-0.635cm" style:auto-text-indent="false"/>
      <style:text-properties style:text-underline-style="none"/>
    </style:style>
    <style:style style:name="T1" style:family="text">
      <style:text-properties fo:font-variant="normal" fo:text-transform="none" fo:color="#000000" style:font-name="Verdana" fo:font-size="9pt" fo:letter-spacing="normal" fo:font-style="normal" fo:font-weight="normal"/>
    </style:style>
    <style:style style:name="T2" style:family="text">
      <style:text-properties fo:font-variant="normal" fo:text-transform="none" fo:color="#000000" style:font-name="Verdana" fo:font-size="9pt" fo:letter-spacing="normal" fo:font-style="normal" style:text-underline-style="solid" style:text-underline-width="auto" style:text-underline-color="font-color" fo:font-weight="normal"/>
    </style:style>
    <style:style style:name="T3" style:family="text">
      <style:text-properties fo:font-variant="normal" fo:text-transform="none" fo:color="#000000" fo:letter-spacing="normal" style:text-underline-style="none"/>
    </style:style>
    <style:style style:name="T4" style:family="text">
      <style:text-properties fo:font-variant="normal" fo:text-transform="none" fo:color="#000000" style:font-name="Arial1" fo:font-size="9pt" fo:letter-spacing="normal" fo:font-style="normal" fo:font-weight="normal"/>
    </style:style>
    <style:style style:name="T5" style:family="text">
      <style:text-properties fo:font-variant="normal" fo:text-transform="none" fo:color="#000000" style:font-name="Arial1" fo:font-size="9pt" fo:letter-spacing="normal" fo:font-style="italic" fo:font-weight="normal"/>
    </style:style>
    <style:style style:name="T6" style:family="text">
      <style:text-properties fo:font-variant="normal" fo:text-transform="none" fo:color="#000000" style:font-name="sans-serif" fo:font-size="9.75pt" fo:letter-spacing="normal" fo:font-style="normal" fo:font-weight="normal"/>
    </style:style>
    <style:style style:name="T7" style:family="text">
      <style:text-properties style:text-underline-style="none"/>
    </style:style>
    <style:style style:name="T8"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text:p>
      <text:p text:style-name="P1"/>
      <text:p text:style-name="Standard"><text:span text:style-name="T8">Title page</text:span><text:span text:style-name="T7"> - </text:span><text:span text:style-name="T3"> </text:span><text:span text:style-name="T1">title, author, supervisor, and year of study.</text:span> </text:p>
      <text:p text:style-name="P2"/>
      <text:p text:style-name="P1">Abstract<text:span text:style-name="T7"> -100 words</text:span></text:p>
      <text:p text:style-name="P2"/>
      <text:p text:style-name="P1">Keywords<text:span text:style-name="T7"> – 6 to 8</text:span></text:p>
      <text:p text:style-name="P2"/>
      <text:p text:style-name="P1">Contents page</text:p>
      <text:p text:style-name="P2"/>
      <text:p text:style-name="P2"><text:span text:style-name="T2">Author's Assessment of the Project</text:span> <text:s/>- 500words </text:p>
      <text:p text:style-name="P2"/>
      <text:p text:style-name="P2"><text:span text:style-name="T8">Introduction</text:span> <text:s/>/ background <text:s/>– 1500</text:p>
      <text:list xml:id="list1603289214971007780" text:style-name="L1">
        <text:list-item>
          <text:p text:style-name="P13">Motivation</text:p>
        </text:list-item>
        <text:list-item>
          <text:p text:style-name="P13">Objectives</text:p>
        </text:list-item>
        <text:list-item>
          <text:p text:style-name="P13">History of logic</text:p>
        </text:list-item>
        <text:list-item>
          <text:p text:style-name="P13">Explanation of FOL</text:p>
        </text:list-item>
        <text:list-item>
          <text:p text:style-name="P13">(Existing solutions – 500)</text:p>
          <text:p text:style-name="P13"/>
        </text:list-item>
      </text:list>
      <text:p text:style-name="P2"/>
      <text:p text:style-name="P2"/>
      <text:p text:style-name="P2">resources</text:p>
      <text:p text:style-name="P1">Specification</text:p>
      <text:p text:style-name="P2"/>
      <text:p text:style-name="P2"/>
      <text:p text:style-name="P1">Design Decisions</text:p>
      <text:list xml:id="list8711954293513193030" text:style-name="L2">
        <text:list-item>
          <text:p text:style-name="P11">Why mobile/native app/ android</text:p>
        </text:list-item>
        <text:list-item>
          <text:p text:style-name="P11">TDD</text:p>
        </text:list-item>
      </text:list>
      <text:p text:style-name="P2"/>
      <text:p text:style-name="P1">Design and Implementation</text:p>
      <text:p text:style-name="P1"/>
      <text:p text:style-name="P2"/>
      <text:p text:style-name="P2"><text:span text:style-name="T8">Conclusion</text:span> – 500 words</text:p>
      <text:p text:style-name="P2"/>
      <text:p text:style-name="P1">References</text:p>
      <text:p text:style-name="P1"/>
      <text:p text:style-name="P1">Acknowledgements</text:p>
      <text:p text:style-name="P2"><text:s/><text:tab/></text:p>
      <text:p text:style-name="P2">(helvetica 12)</text:p>
      <text:p text:style-name="P7">Abstract</text:p>
      <text:p text:style-name="P4"/>
      <text:p text:style-name="P5">The purpose of this project was to create an application that will facilitate the learning of a particular language of symbolic logic, known as first order logic and the system of natural deduction that goes with it. An Android application was created which: allows the user to experiment with the formulation of sentences of first order logic, evaluates theses sentences and assists in the construction of proofs using natural deduction. This report details the research carried out, the design and the development the Android application.</text:p>
      <text:p text:style-name="P5"/>
      <text:p text:style-name="P5"/>
      <text:p text:style-name="P5">Motivation</text:p>
      <text:p text:style-name="P5"/>
      <text:p text:style-name="P5">In my first year at university I was introduced to the notion of a formal language of logic, I found the idea of being able to communicate ideas and formulate arguments in a formal and rigorous manner very appealing. Learning to understand what the symbols meant, how they fitted together and reasoning within the language is not, however, a trivial task. The aim is to produce a tool that would ease the transition of the user as they attempt to familiarise themselves with a language which is very different from any natural languages they may have experience with. </text:p>
      <text:p text:style-name="P5"/>
      <text:p text:style-name="P5">As with learning any other language, participation and practice are key factors in the learning process. That is why I set out to create an application that will give the user freedom to explore the language and deductive system themselves, while also providing feedback that will help guide them in this activity.</text:p>
      <text:p text:style-name="P5"/>
      <text:p text:style-name="P5">FOL explained</text:p>
      <text:p text:style-name="P5"/>
      <text:p text:style-name="P5">Syntax</text:p>
      <text:p text:style-name="P5"/>
      <text:p text:style-name="P5">Constants</text:p>
      <text:p text:style-name="P5"/>
      <text:p text:style-name="P5">Constants are analogous to names, however, each constant in FOL must refer to precisely one object. The reverse is not true, since for each object there may be 0 or more constants that refer to that particular object.</text:p>
      <text:p text:style-name="P5"/>
      <text:p text:style-name="P5">Functions</text:p>
      <text:p text:style-name="P5"/>
      <text:p text:style-name="P5">While constants allow us to refer to single objects, functions allow us to refer to a single object by relating it to 0 or more objects. The number of arguments a function takes is known as the arity of the function. The arity of each function is fixed so it cannot take differing numbers of arguments. </text:p>
      <text:p text:style-name="P5"/>
      <text:p text:style-name="P5">For instance a function may be: motherOf(kate) which takes a single argument (arity of the function is 0), in this case kate, and returns a single object which has the relationship of being the mother of kate. By extension to talk about kate's grandmother you can apply this function twice: motherOf(motherOf(Kate))</text:p>
      <text:p text:style-name="P5"/>
      <text:p text:style-name="P5">Note that since a function must refer to precisely one object it would be harder to define a grandmotherOf(x) function because any person can have two grandmothers.</text:p>
      <text:p text:style-name="P5"/>
      <text:p text:style-name="P5">If the arity of a function is 0 then the function is simply just a constant.</text:p>
      <text:p text:style-name="P5"/>
      <text:p text:style-name="P5"/>
      <text:p text:style-name="P5"/>
      <text:p text:style-name="P5"/>
      <text:p text:style-name="P5"><text:soft-page-break/>Terms</text:p>
      <text:p text:style-name="P5"/>
      <text:p text:style-name="P5">Terms also represent objects and are defined recursively as a variable or a function of 0 or more terms. In Bakus Naur Form this term is defined as:</text:p>
      <text:p text:style-name="P5"/>
      <text:p text:style-name="P5">t:= x | f(t1,..,tn)</text:p>
      <text:p text:style-name="P5"/>
      <text:p text:style-name="P5">where x is a variable and f is a function of arity n&gt;=0</text:p>
      <text:p text:style-name="P5"/>
      <text:p text:style-name="P5">Predicate</text:p>
      <text:p text:style-name="P5"/>
      <text:p text:style-name="P5">Each predicate takes a fixed number n&gt;=0 arguments, where n is said to be the arity of the predicate. Let us consider three cases:</text:p>
      <text:p text:style-name="P5"/>
      <text:p text:style-name="P5">A predicate of arity 0 is a proposition which can represent some statement which can either be true or false.</text:p>
      <text:p text:style-name="P5"/>
      <text:p text:style-name="P5">A predicate of arity 1 represents a property about that particular object where the truth value of the predicate applied to this object represents whether or not this object has this property. For example the predicate: Male(x) takes an arguement x and is true if and only if x is a male.</text:p>
      <text:p text:style-name="P5"/>
      <text:p text:style-name="P5">A predicate of arity n &gt;=1 represents some relationship between these n objects. Similarly truth value of the this predicate depends on whether the relationship between n objects holds or not.</text:p>
      <text:p text:style-name="P5"/>
      <text:p text:style-name="P5">Identity</text:p>
      <text:p text:style-name="P5"/>
      <text:p text:style-name="P5">While identity can be included as a predicate such as Equality(x,y), here it shall be included as a logical operator. The infix identity operator will be used as such: x=y means that the members x,y of the domain of discourse represent the same object. </text:p>
      <text:p text:style-name="P5"/>
      <text:p text:style-name="P5">Logical Connectives</text:p>
      <text:p text:style-name="P5"/>
      <text:p text:style-name="P5">FOL has a number of binary operators which can be used to connect two sentences together to create a single compound sentence. As well as the binary connective there is also the negation symbol which is a unary connective which, despite being a connective, is only applied to a single sentence. Each of these connectives are truth functional connectives, that is to say that the truth value of a sentence made from logical connectives relies only upon the the truth value of its constituent parts.</text:p>
      <text:p text:style-name="P5"/>
      <text:p text:style-name="P5">Conjunction</text:p>
      <text:p text:style-name="P5"/>
      <text:p text:style-name="P5">Analogous to the English word “and”. The sentence P AND Q is true if and only if P is true and Q is true.</text:p>
      <text:p text:style-name="P5"/>
      <text:p text:style-name="P5">Disjunction</text:p>
      <text:p text:style-name="P5"/>
      <text:p text:style-name="P5">Analogous to the English word “or”. The sentence P OR Q is true if and only if P is true or Q is true. Note that this is an inclusive or, when both P and Q <text:s/>are true then P V Q is true.</text:p>
      <text:p text:style-name="P5"/>
      <text:p text:style-name="P5">Negation</text:p>
      <text:p text:style-name="P5"/>
      <text:p text:style-name="P5">Analogous to English word <text:s/>“not”. The sentence NOT P is true if and only if P is false.</text:p>
      <text:p text:style-name="P5"><text:soft-page-break/></text:p>
      <text:p text:style-name="P5">Material Implication</text:p>
      <text:p text:style-name="P5"/>
      <text:p text:style-name="P5">/* Material implication is a connective which is not intuitive to most people when they first come to learn logic.*/</text:p>
      <text:p text:style-name="P5"/>
      <text:p text:style-name="P5">Material implication can be thought of as analogous to the English words “only if” although the meaning of this is far from intuitive to many people when they first come to study logic. An alternative and perhaps more intuitive way of reading P IMPLIES Q as English is “if P then Q”. The sentence P IMPLIES Q is true if and only if P is false or Q is true. Hence it is false only in the case when P is true and Q is false and true in all in all three of the remaining cases.</text:p>
      <text:p text:style-name="P5"/>
      <text:p text:style-name="P5">Material Biconditional</text:p>
      <text:p text:style-name="P5"/>
      <text:p text:style-name="P5">Material biconditional is analogous to the English words “if and only if”. The sentence P BI Q is true if and only if P and Q have the same truth value. Another way of looking at this symbol is by thinking it is true if and only if P IMPLIES Q is true and Q IMPLIES P is true.</text:p>
      <text:p text:style-name="P5"/>
      <text:p text:style-name="P5">Quantifiers</text:p>
      <text:p text:style-name="P5"/>
      <text:p text:style-name="P5">Quantifiers allows us to express sentences where a quantity of objects satisfy a formula. A quantifier alongside a variable is applied to a formula and all free occurrences of this variable within the formula are bound to this quantifier. A variable is free if and only if there is no quantifier to which the variable is already bound by. A quantifier may be only be applied to part of a sentence of FOL, the part of the sentence that the quantifier is applied to is known as the scope of the quantifier. Only variables within the scope of a quantifier can be bound and variables outside remain unaffected.</text:p>
      <text:p text:style-name="P5"/>
      <text:p text:style-name="P5">Multiple quantifiers can be used within a formula. Using multiple quantifiers and using them in combination with a thepermits the user to <text:s/></text:p>
      <text:p text:style-name="P5"/>
      <text:p text:style-name="P5"/>
      <text:p text:style-name="P5">Universal Quantifier</text:p>
      <text:p text:style-name="P5"/>
      <text:p text:style-name="P5">The universal quantifier refers to all objects within the domain of discourse. When we use use English words such as “all” <text:s/>and “every” then we would use the universal quantifier to represent this in FOL. When reading FOL it is common FORALL x as “for all x”. A sentence using a quantifier such as FORALL x P(x) is true if and only if P(x) is true for every single object in the domain of discourse.</text:p>
      <text:p text:style-name="P5"/>
      <text:p text:style-name="P5">The universal quantifier is often used in conjunction with material implication. Using universal quantification along with material implication allows us to express for all objects if the object satisfies predicate P then the same object will satisfy predicate Q. For example FORALL x(Human(x) IMPLIES Mortal(x)). This expresses that anything that is human is also mortal. </text:p>
      <text:p text:style-name="P5"/>
      <text:p text:style-name="P5">Existential Quantification</text:p>
      <text:p text:style-name="P5"/>
      <text:p text:style-name="P5">The existential quantifier refers to at least one object in the domain of discourse. The phrases in English that are can be captured most closely by the existential quantifier are “at least one” and “something”. The FOL symbols THEREEXISTS x is usually read as “there exists x”. A sentence such as THEREEXISTS x P(x) is true if and only if there is at least object in the domain of <text:s/>discourse where P(x) is true.</text:p>
      <text:p text:style-name="P5"/>
      <text:p text:style-name="P5"><text:soft-page-break/>The existential quantifier is often used together with the conjunction symbol. The combinations of conjunctions and existential quantifiers allow us to express sentences such as there exists an object x <text:s text:c="2"/>which satisfies predicate P and predicate Q. An example of this is: THEREEXISTS x (Large(x) AND Green(x)) which expresses there is some object which is both large and green.</text:p>
      <text:p text:style-name="P5"/>
      <text:p text:style-name="P5">Well Formed Formulas</text:p>
      <text:p text:style-name="P5"/>
      <text:p text:style-name="P5">A Well Formed Formula(WFF) is also defined recursively, using what we have so far a formula f is defined: </text:p>
      <text:p text:style-name="P5">f:= Predicate | t1 = t2</text:p>
      <text:p text:style-name="P5"/>
      <text:p text:style-name="P5">As can be seen the base formula is either a predicate or an identity and all composite formulas are made by applying either a quantifier to a WFF , a negation to a WFF, or a binary logical connective <text:s/>two WFFs.</text:p>
      <text:p text:style-name="P5"/>
      <text:p text:style-name="P5">Natural deduction</text:p>
      <text:p text:style-name="P5"/>
      <text:p text:style-name="P5">The first rule is split into two parts Conjunction Elimination 1 and Conjunction Elimination 2. The first takes a conjunction of two sentences as a </text:p>
      <text:p text:style-name="P5"/>
      <text:p text:style-name="P5">Objectives</text:p>
      <text:p text:style-name="P5"/>
      <text:p text:style-name="P5"/>
      <text:p text:style-name="P3"/>
      <text:p text:style-name="P6">Bibliography</text:p>
      <text:h text:style-name="P10" text:outline-level="2"><text:line-break/>The Road to Modern Logic-An Interpretation</text:h>
      <text:p text:style-name="P8">Jose Ferreiros</text:p>
      <text:p text:style-name="P9"><text:span text:style-name="Citation"><text:span text:style-name="T5">The Bulletin of Symbolic Logic</text:span></text:span><text:span text:style-name="T4"><text:line-break/>Vol. 7, No. 4 (Dec., 2001), pp. 441-484</text:span></text:p>
      <text:p text:style-name="P1"/>
      <text:p text:style-name="P2">The history of Logic</text:p>
      <text:p text:style-name="P2">Peter King &amp; Stewart Shapiro, The Oxford Companion to Philosophy (Oxford University Press 1995), 496–500.</text:p>
      <text:p text:style-name="P2"/>
      <text:p text:style-name="P2">Language Proof and Logic, Jon Barwise and John Etchemendy, CSLI Publications 1999</text:p>
      <text:p text:style-name="P2"/>
      <text:p text:style-name="P2">The Development of Logic, William Kneale and Martha Kneale, <text:s/>Oxford University Press 1962</text:p>
      <text:p text:style-name="P2"/>
      <text:p text:style-name="Standard"><text:span text:style-name="T7">The Mentality of Apes, Wolfgang </text:span><text:span text:style-name="T6">Köhler, 1925</text:span> </text:p>
      <text:p text:style-name="P2"/>
      <text:p text:style-name="P2"/>
      <text:p text:style-name="P2">A short history of logic</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Georgia" svg:font-family="Georgia, 'Times New Roman', Times, serif"/>
    <style:font-face style:name="Mangal1" svg:font-family="Mangal"/>
    <style:font-face style:name="OpenSymbol" svg:font-family="OpenSymbol"/>
    <style:font-face style:name="Verdana" svg:font-family="Verdana, Geneva, 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00:03:52.32</meta:creation-date>
    <dc:date>2013-03-30T00:12:59.17</dc:date>
    <meta:editing-duration>P5DT22H52M17S</meta:editing-duration>
    <meta:editing-cycles>12</meta:editing-cycles>
    <meta:generator>OpenOffice.org/3.4.1$Win32 OpenOffice.org_project/341m1$Build-9593</meta:generator>
    <meta:document-statistic meta:table-count="0" meta:image-count="0" meta:object-count="0" meta:page-count="6" meta:paragraph-count="87" meta:word-count="1650" meta:character-count="9441"/>
  </office:meta>
</office:document-meta>
</file>